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ConstantVarType.OConstantVarType( OProcess owner , Nod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ConstantVarType.get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ConstantVarType.newInstance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